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officeooo:rsid="001d995d" officeooo:paragraph-rsid="001d995d" style:font-size-asian="15pt" style:font-weight-asian="bold" style:font-size-complex="15pt" style:font-weight-complex="bold"/>
    </style:style>
    <style:style style:name="P2" style:family="paragraph" style:parent-style-name="Standard">
      <style:text-properties fo:font-size="15pt" fo:font-weight="bold" officeooo:rsid="001d995d" officeooo:paragraph-rsid="001d995d" style:font-size-asian="15pt" style:language-asian="zh" style:country-asian="CN" style:font-weight-asian="bold" style:font-size-complex="15pt" style:font-weight-complex="bold"/>
    </style:style>
    <style:style style:name="P3" style:family="paragraph" style:parent-style-name="Standard">
      <style:text-properties fo:font-size="15pt" fo:font-weight="bold" officeooo:rsid="001e02f3" officeooo:paragraph-rsid="001e02f3" style:font-size-asian="15pt" style:language-asian="zh" style:country-asian="CN" style:font-weight-asian="bold" style:font-size-complex="15pt" style:font-weight-complex="bold"/>
    </style:style>
    <style:style style:name="P4" style:family="paragraph" style:parent-style-name="Standard">
      <style:text-properties fo:font-size="15pt" fo:font-weight="bold" officeooo:rsid="001f6efc" officeooo:paragraph-rsid="001f6efc" style:font-size-asian="15pt" style:language-asian="zh" style:country-asian="CN" style:font-weight-asian="bold" style:font-size-complex="15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创建字节输入流对象</text:p>
      <text:p text:style-name="P1"><text:s text:c="2"/>InputStream in=null;</text:p>
      <text:p text:style-name="P1"><text:tab/> <text:s text:c="2"/>try {</text:p>
      <text:p text:style-name="P1"><text:tab/>in=new FileInputStream("a.txt");</text:p>
      <text:p text:style-name="P2">单个字节的读取方式:</text:p>
      <text:p text:style-name="P2">//读取单个字节文件</text:p>
      <text:p text:style-name="P2"><text:s/>int num=in.read();</text:p>
      <text:p text:style-name="P2"><text:s/>System.out.println((char)num);</text:p>
      <text:p text:style-name="P2">字节数组的读取</text:p>
      <text:p text:style-name="P2"><text:s/>//定义一个字节数组</text:p>
      <text:p text:style-name="P2"><text:s text:c="8"/>byte[] bs=new byte[1024];</text:p>
      <text:p text:style-name="P2"><text:s text:c="8"/>//向字节数组中存储数据,返回读取的长度</text:p>
      <text:p text:style-name="P2"><text:s text:c="8"/>int len=in.read(bs);</text:p>
      <text:p text:style-name="P2"><text:s text:c="8"/>//转换成字符串</text:p>
      <text:p text:style-name="P2"><text:s text:c="2"/>System.out.println(new String(bs,0,len));</text:p>
      <text:p text:style-name="P3">读取部分指定的字节</text:p>
      <text:p text:style-name="P3"><text:s/>//向字节数组中存储数据,返回读取的部分长度的字节</text:p>
      <text:p text:style-name="P3"><text:s text:c="8"/>int len=in.read(bs,0,3);</text:p>
      <text:p text:style-name="P4">byte[] by=new byte[1024];//这里的大小无关一般都是1024个字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34M10S</meta:editing-duration>
    <meta:editing-cycles>4</meta:editing-cycles>
    <meta:generator>LibreOffice/5.3.0.3$Windows_X86_64 LibreOffice_project/7074905676c47b82bbcfbea1aeefc84afe1c50e1</meta:generator>
    <dc:date>2017-12-29T12:00:19.881000000</dc:date>
    <meta:document-statistic meta:table-count="0" meta:image-count="0" meta:object-count="0" meta:page-count="1" meta:paragraph-count="19" meta:word-count="139" meta:character-count="421" meta:non-whitespace-character-count="357"/>
    <meta:user-defined meta:name="Info 1"/>
    <meta:user-defined meta:name="Info 2"/>
    <meta:user-defined meta:name="Info 3"/>
    <meta:user-defined meta:name="Info 4"/>
  </office:meta>
</office:document-meta>
</file>